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1.275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65in" svg:height="3.5429in" svg:x="6.8709in" svg:y="0.1886in">
            <draw:object draw:notify-on-update-of-ranges="Sheet1.A2:Sheet1.A6 Sheet1.D2:Sheet1.D3 Sheet1.E2:Sheet1.E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>
            <text:p>Date</text:p>
          </table:table-cell>
          <table:table-cell office:value-type="string">
            <text:p>Points this meeting</text:p>
          </table:table-cell>
          <table:table-cell office:value-type="string">
            <text:p>Current Burnup %</text:p>
          </table:table-cell>
          <table:table-cell office:value-type="float" office:value="0">
            <text:p>0</text:p>
          </table:table-cell>
          <table:table-cell office:value-type="string">
            <text:p>Total %</text:p>
          </table:table-cell>
          <table:table-cell office:value-type="string">
            <text:p>Total Pts</text:p>
          </table:table-cell>
        </table:table-row>
        <table:table-row table:style-name="ro2">
          <table:table-cell table:style-name="ce1" office:value-type="date" office:date-value="2014-10-20">
            <text:p>10/20/14</text:p>
          </table:table-cell>
          <table:table-cell office:value-type="float" office:value="0">
            <text:p>0</text:p>
          </table:table-cell>
          <table:table-cell table:formula="of:=([.B2]/24)" office:value-type="float" office:value="0">
            <text:p>0</text:p>
          </table:table-cell>
          <table:table-cell table:formula="of:=IF([.C2]=0;0;[.C2]+[.D1])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1" office:value-type="date" office:date-value="2014-10-22">
            <text:p>10/22/14</text:p>
          </table:table-cell>
          <table:table-cell office:value-type="float" office:value="0">
            <text:p>0</text:p>
          </table:table-cell>
          <table:table-cell table:formula="of:=([.B3]/24)" office:value-type="float" office:value="0">
            <text:p>0</text:p>
          </table:table-cell>
          <table:table-cell table:formula="of:=IF([.C3]=0;0;[.C3]+[.D2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</table:table-row>
        <table:table-row table:style-name="ro2">
          <table:table-cell table:style-name="ce1" office:value-type="date" office:date-value="2014-10-24">
            <text:p>10/24/14</text:p>
          </table:table-cell>
          <table:table-cell office:value-type="float" office:value="0">
            <text:p>0</text:p>
          </table:table-cell>
          <table:table-cell table:formula="of:=([.B4]/24)" office:value-type="float" office:value="0">
            <text:p>0</text:p>
          </table:table-cell>
          <table:table-cell table:formula="of:=IF([.C4]=0;0;[.C4]+[.D3])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1" office:value-type="date" office:date-value="2014-10-27">
            <text:p>10/27/14</text:p>
          </table:table-cell>
          <table:table-cell office:value-type="float" office:value="0">
            <text:p>0</text:p>
          </table:table-cell>
          <table:table-cell table:formula="of:=([.B5]/24)" office:value-type="float" office:value="0">
            <text:p>0</text:p>
          </table:table-cell>
          <table:table-cell table:formula="of:=IF([.C5]=0;0;[.C5]+[.D4])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1" office:value-type="date" office:date-value="2014-10-29">
            <text:p>10/29/14</text:p>
          </table:table-cell>
          <table:table-cell office:value-type="float" office:value="0">
            <text:p>0</text:p>
          </table:table-cell>
          <table:table-cell table:formula="of:=([.B6]/24)" office:value-type="float" office:value="0">
            <text:p>0</text:p>
          </table:table-cell>
          <table:table-cell table:formula="of:=IF([.C6]=0;0;[.C6]+[.D5])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 table:number-rows-repeated="19">
          <table:table-cell table:style-name="ce1"/>
          <table:table-cell table:number-columns-repeated="5"/>
        </table:table-row>
        <table:table-row table:style-name="ro2" table:number-rows-repeated="1048549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phraim Chu</meta:initial-creator>
    <meta:creation-date>2014-10-21T15:55:17</meta:creation-date>
    <meta:generator>LibreOffice/4.0.4.2$Linux_X86_64 LibreOffice_project/400m0$Build-2</meta:generator>
    <meta:document-statistic meta:table-count="1" meta:cell-count="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3366" draw:fill-color="#ff33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9cm" xlink:href=".." xlink:type="simple" chart:class="chart:line" chart:style-name="ch1">
        <chart:subtitle svg:x="0cm" svg:y="0cm" chart:style-name="ch2">
          <text:p/>
        </chart:subtitle>
        <chart:legend chart:legend-position="end" svg:x="12.56cm" svg:y="3.952cm" style:legend-expansion="high" chart:style-name="ch3"/>
        <chart:plot-area chart:style-name="ch4" table:cell-range-address="Sheet1.A2:Sheet1.A6 Sheet1.D2:Sheet1.D3 Sheet1.E2:Sheet1.E6" chart:data-source-has-labels="both" svg:x="0.879cm" svg:y="0.801cm" svg:width="11.216cm" svg:height="7.942cm">
          <chartooo:coordinate-region svg:x="1.606cm" svg:y="1.001cm" svg:width="10.344cm" svg:height="6.697cm"/>
          <chart:axis chart:dimension="x" chart:name="primary-x" chart:style-name="ch5" chartooo:axis-type="auto">
            <chartooo:date-scale/>
            <chart:categories table:cell-range-address="Sheet1.A2:Sheet1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2:Sheet1.D3" chart:label-cell-address="" chart:class="chart:line">
            <chart:data-point chart:repeated="2"/>
          </chart:series>
          <chart:series chart:style-name="ch9" chart:values-cell-range-address="Sheet1.E2:Sheet1.E6" chart:label-cell-address="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rrentburnup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float" office:value="41932">
                <text:p>41930</text:p>
                <draw:g>
                  <svg:desc>Sheet1.A2:Sheet1.A6</svg:desc>
                </draw:g>
              </table:table-cell>
              <table:table-cell office:value-type="float" office:value="0">
                <text:p>0</text:p>
                <draw:g>
                  <svg:desc>Sheet1.D2:Sheet1.D3</svg:desc>
                </draw:g>
              </table:table-cell>
              <table:table-cell office:value-type="float" office:value="1">
                <text:p>1</text:p>
                <draw:g>
                  <svg:desc>Sheet1.E2:Sheet1.E6</svg:desc>
                </draw:g>
              </table:table-cell>
            </table:table-row>
            <table:table-row>
              <table:table-cell office:value-type="float" office:value="41934">
                <text:p>419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936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939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941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